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6.274cm"/>
    </style:style>
    <style:style style:name="co16" style:family="table-column">
      <style:table-column-properties fo:break-before="auto" style:column-width="4.893cm"/>
    </style:style>
    <style:style style:name="co17" style:family="table-column">
      <style:table-column-properties fo:break-before="auto" style:column-width="4.807cm"/>
    </style:style>
    <style:style style:name="co18" style:family="table-column">
      <style:table-column-properties fo:break-before="auto" style:column-width="5.008cm"/>
    </style:style>
    <style:style style:name="co19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84"/>
    <style:style style:name="ce10" style:family="table-cell" style:parent-style-name="Default" style:data-style-name="N4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10" table:formula="of:=60000000/[.H29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10" table:formula="of:=60000000/[.H30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10" table:formula="of:=60000000/[.H31]" office:value-type="float" office:value="125000" calcext:value-type="float">
            <text:p>12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10" table:formula="of:=60000000/[.H32]" office:value-type="float" office:value="75000" calcext:value-type="float">
            <text:p>7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10" table:formula="of:=60000000/[.H33]" office:value-type="float" office:value="62500" calcext:value-type="float">
            <text:p>62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10" table:formula="of:=60000000/[.H34]" office:value-type="float" office:value="46875" calcext:value-type="float">
            <text:p>46,875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10" table:formula="of:=60000000/[.H35]" office:value-type="float" office:value="37500" calcext:value-type="float">
            <text:p>3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10" table:formula="of:=60000000/[.H36]" office:value-type="float" office:value="34090.9090909091" calcext:value-type="float">
            <text:p>34,090.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10" table:formula="of:=60000000/[.H37]" office:value-type="float" office:value="17857.1428571429" calcext:value-type="float">
            <text:p>17,857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10" table:formula="of:=60000000/[.H38]" office:value-type="float" office:value="10714.2857142857" calcext:value-type="float">
            <text:p>10,714.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10" table:formula="of:=60000000/[.H39]" office:value-type="float" office:value="6818.18181818182" calcext:value-type="float">
            <text:p>6,818.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10" table:formula="of:=60000000/[.H40]" office:value-type="float" office:value="5281.69014084507" calcext:value-type="float">
            <text:p>5,281.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10" table:formula="of:=60000000/[.H41]" office:value-type="float" office:value="3605.76923076923" calcext:value-type="float">
            <text:p>3,605.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10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10" table:formula="of:=60000000/[.J42]" office:value-type="float" office:value="3004.80769230769" calcext:value-type="float">
            <text:p>3,004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number-columns-repeated="2"/>
          <table:table-cell table:formula="of:=[.J43]/160" office:value-type="float" office:value="149.76" calcext:value-type="float">
            <text:p>150</text:p>
          </table:table-cell>
          <table:table-cell table:formula="of:=[.G42]+[.F43]" office:value-type="float" office:value="293.76" calcext:value-type="float">
            <text:p>294</text:p>
          </table:table-cell>
          <table:table-cell table:formula="of:= 160 * [.G43]" office:value-type="float" office:value="47001.6" calcext:value-type="float">
            <text:p>47002</text:p>
          </table:table-cell>
          <table:table-cell table:style-name="ce10" table:formula="of:=60000000/[.H43]" office:value-type="float" office:value="1276.5522875817" calcext:value-type="float">
            <text:p>1,276.55</text:p>
          </table:table-cell>
          <table:table-cell table:formula="of:=[.J42]*1.2" office:value-type="float" office:value="23961.6" calcext:value-type="float">
            <text:p>23,961.60</text:p>
          </table:table-cell>
          <table:table-cell table:style-name="ce10" table:formula="of:=60000000/[.J43]" office:value-type="float" office:value="2504.00641025641" calcext:value-type="float">
            <text:p>2,504.01</text:p>
          </table:table-cell>
          <table:table-cell table:style-name="ce11"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4]/160" office:value-type="float" office:value="179.712" calcext:value-type="float">
            <text:p>180</text:p>
          </table:table-cell>
          <table:table-cell table:formula="of:=[.G43]+[.F44]" office:value-type="float" office:value="473.472" calcext:value-type="float">
            <text:p>473</text:p>
          </table:table-cell>
          <table:table-cell table:formula="of:= 160 * [.G44]" office:value-type="float" office:value="75755.52" calcext:value-type="float">
            <text:p>75756</text:p>
          </table:table-cell>
          <table:table-cell table:style-name="ce10" table:formula="of:=60000000/[.H44]" office:value-type="float" office:value="792.021492295215" calcext:value-type="float">
            <text:p>792.02</text:p>
          </table:table-cell>
          <table:table-cell table:formula="of:=[.J43]*1.2" office:value-type="float" office:value="28753.92" calcext:value-type="float">
            <text:p>28,753.92</text:p>
          </table:table-cell>
          <table:table-cell table:style-name="ce10" table:formula="of:=60000000/[.J44]" office:value-type="float" office:value="2086.67200854701" calcext:value-type="float">
            <text:p>2,086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[.J45]/160" office:value-type="float" office:value="215.6544" calcext:value-type="float">
            <text:p>216</text:p>
          </table:table-cell>
          <table:table-cell table:formula="of:=[.G44]+[.F45]" office:value-type="float" office:value="689.1264" calcext:value-type="float">
            <text:p>689</text:p>
          </table:table-cell>
          <table:table-cell table:formula="of:= 160 * [.G45]" office:value-type="float" office:value="110260.224" calcext:value-type="float">
            <text:p>110260</text:p>
          </table:table-cell>
          <table:table-cell table:style-name="ce10" table:formula="of:=60000000/[.H45]" office:value-type="float" office:value="544.167223893904" calcext:value-type="float">
            <text:p>544.17</text:p>
          </table:table-cell>
          <table:table-cell table:formula="of:=[.J44]*1.2" office:value-type="float" office:value="34504.704" calcext:value-type="float">
            <text:p>34,504.70</text:p>
          </table:table-cell>
          <table:table-cell table:style-name="ce10" table:formula="of:=60000000/[.J45]" office:value-type="float" office:value="1738.89334045584" calcext:value-type="float">
            <text:p>1,738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46]/160" office:value-type="float" office:value="258.78528" calcext:value-type="float">
            <text:p>259</text:p>
          </table:table-cell>
          <table:table-cell table:formula="of:=[.G45]+[.F46]" office:value-type="float" office:value="947.91168" calcext:value-type="float">
            <text:p>948</text:p>
          </table:table-cell>
          <table:table-cell table:formula="of:= 160 * [.G46]" office:value-type="float" office:value="151665.8688" calcext:value-type="float">
            <text:p>151666</text:p>
          </table:table-cell>
          <table:table-cell table:style-name="ce10" table:formula="of:=60000000/[.H46]" office:value-type="float" office:value="395.606476755303" calcext:value-type="float">
            <text:p>395.61</text:p>
          </table:table-cell>
          <table:table-cell table:formula="of:=[.J45]*1.2" office:value-type="float" office:value="41405.6448" calcext:value-type="float">
            <text:p>41,405.64</text:p>
          </table:table-cell>
          <table:table-cell table:style-name="ce10" table:formula="of:=60000000/[.J46]" office:value-type="float" office:value="1449.0777837132" calcext:value-type="float">
            <text:p>1,449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number-columns-repeated="2"/>
          <table:table-cell table:formula="of:=[.J47]/160" office:value-type="float" office:value="310.542336" calcext:value-type="float">
            <text:p>311</text:p>
          </table:table-cell>
          <table:table-cell table:formula="of:=[.G46]+[.F47]" office:value-type="float" office:value="1258.454016" calcext:value-type="float">
            <text:p>1258</text:p>
          </table:table-cell>
          <table:table-cell table:formula="of:= 160 * [.G47]" office:value-type="float" office:value="201352.64256" calcext:value-type="float">
            <text:p>201353</text:p>
          </table:table-cell>
          <table:table-cell table:style-name="ce10" table:formula="of:=60000000/[.H47]" office:value-type="float" office:value="297.984666290739" calcext:value-type="float">
            <text:p>297.98</text:p>
          </table:table-cell>
          <table:table-cell table:formula="of:=[.J46]*1.2" office:value-type="float" office:value="49686.77376" calcext:value-type="float">
            <text:p>49,686.77</text:p>
          </table:table-cell>
          <table:table-cell table:style-name="ce10" table:formula="of:=60000000/[.J47]" office:value-type="float" office:value="1207.564819761" calcext:value-type="float">
            <text:p>1,207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48]/160" office:value-type="float" office:value="372.6508032" calcext:value-type="float">
            <text:p>373</text:p>
          </table:table-cell>
          <table:table-cell table:formula="of:=[.G47]+[.F48]" office:value-type="float" office:value="1631.1048192" calcext:value-type="float">
            <text:p>1631</text:p>
          </table:table-cell>
          <table:table-cell table:formula="of:= 160 * [.G48]" office:value-type="float" office:value="260976.771072" calcext:value-type="float">
            <text:p>260977</text:p>
          </table:table-cell>
          <table:table-cell table:style-name="ce10" table:formula="of:=60000000/[.H48]" office:value-type="float" office:value="229.905518999033" calcext:value-type="float">
            <text:p>229.91</text:p>
          </table:table-cell>
          <table:table-cell table:formula="of:=[.J47]*1.2" office:value-type="float" office:value="59624.128512" calcext:value-type="float">
            <text:p>59,624.13</text:p>
          </table:table-cell>
          <table:table-cell table:style-name="ce10" table:formula="of:=60000000/[.J48]" office:value-type="float" office:value="1006.3040164675" calcext:value-type="float">
            <text:p>1,006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[.J49]/160" office:value-type="float" office:value="447.18096384" calcext:value-type="float">
            <text:p>447</text:p>
          </table:table-cell>
          <table:table-cell table:formula="of:=[.G48]+[.F49]" office:value-type="float" office:value="2078.28578304" calcext:value-type="float">
            <text:p>2078</text:p>
          </table:table-cell>
          <table:table-cell table:formula="of:= 160 * [.G49]" office:value-type="float" office:value="332525.7252864" calcext:value-type="float">
            <text:p>332526</text:p>
          </table:table-cell>
          <table:table-cell table:style-name="ce10" table:formula="of:=60000000/[.H49]" office:value-type="float" office:value="180.437167525378" calcext:value-type="float">
            <text:p>180.44</text:p>
          </table:table-cell>
          <table:table-cell table:formula="of:=[.J48]*1.2" office:value-type="float" office:value="71548.9542144" calcext:value-type="float">
            <text:p>71,548.95</text:p>
          </table:table-cell>
          <table:table-cell table:style-name="ce10" table:formula="of:=60000000/[.J49]" office:value-type="float" office:value="838.586680389584" calcext:value-type="float">
            <text:p>838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0]/160" office:value-type="float" office:value="536.617156608" calcext:value-type="float">
            <text:p>537</text:p>
          </table:table-cell>
          <table:table-cell table:formula="of:=[.G49]+[.F50]" office:value-type="float" office:value="2614.902939648" calcext:value-type="float">
            <text:p>2615</text:p>
          </table:table-cell>
          <table:table-cell table:formula="of:= 160 * [.G50]" office:value-type="float" office:value="418384.47034368" calcext:value-type="float">
            <text:p>418384</text:p>
          </table:table-cell>
          <table:table-cell table:style-name="ce10" table:formula="of:=60000000/[.H50]" office:value-type="float" office:value="143.408764552645" calcext:value-type="float">
            <text:p>143.41</text:p>
          </table:table-cell>
          <table:table-cell table:formula="of:=[.J49]*1.2" office:value-type="float" office:value="85858.74505728" calcext:value-type="float">
            <text:p>85,858.75</text:p>
          </table:table-cell>
          <table:table-cell table:style-name="ce10" table:formula="of:=60000000/[.J50]" office:value-type="float" office:value="698.822233657987" calcext:value-type="float">
            <text:p>698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number-columns-repeated="2"/>
          <table:table-cell table:formula="of:=[.J51]/160" office:value-type="float" office:value="643.9405879296" calcext:value-type="float">
            <text:p>644</text:p>
          </table:table-cell>
          <table:table-cell table:formula="of:=[.G50]+[.F51]" office:value-type="float" office:value="3258.8435275776" calcext:value-type="float">
            <text:p>3259</text:p>
          </table:table-cell>
          <table:table-cell table:formula="of:= 160 * [.G51]" office:value-type="float" office:value="521414.964412416" calcext:value-type="float">
            <text:p>521415</text:p>
          </table:table-cell>
          <table:table-cell table:style-name="ce10" table:formula="of:=60000000/[.H51]" office:value-type="float" office:value="115.071496015873" calcext:value-type="float">
            <text:p>115.07</text:p>
          </table:table-cell>
          <table:table-cell table:formula="of:=[.J50]*1.2" office:value-type="float" office:value="103030.494068736" calcext:value-type="float">
            <text:p>103,030.49</text:p>
          </table:table-cell>
          <table:table-cell table:style-name="ce10" table:formula="of:=60000000/[.J51]" office:value-type="float" office:value="582.351861381656" calcext:value-type="float">
            <text:p>582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2]/160" office:value-type="float" office:value="772.72870551552" calcext:value-type="float">
            <text:p>773</text:p>
          </table:table-cell>
          <table:table-cell table:formula="of:=[.G51]+[.F52]" office:value-type="float" office:value="4031.57223309312" calcext:value-type="float">
            <text:p>4032</text:p>
          </table:table-cell>
          <table:table-cell table:formula="of:= 160 * [.G52]" office:value-type="float" office:value="645051.557294899" calcext:value-type="float">
            <text:p>645052</text:p>
          </table:table-cell>
          <table:table-cell table:style-name="ce10" table:formula="of:=60000000/[.H52]" office:value-type="float" office:value="93.0158207068241" calcext:value-type="float">
            <text:p>93.02</text:p>
          </table:table-cell>
          <table:table-cell table:formula="of:=[.J51]*1.2" office:value-type="float" office:value="123636.592882483" calcext:value-type="float">
            <text:p>123,636.59</text:p>
          </table:table-cell>
          <table:table-cell table:style-name="ce10" table:formula="of:=60000000/[.J52]" office:value-type="float" office:value="485.293217818046" calcext:value-type="float">
            <text:p>485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[.J53]/160" office:value-type="float" office:value="927.274446618624" calcext:value-type="float">
            <text:p>927</text:p>
          </table:table-cell>
          <table:table-cell table:formula="of:=[.G52]+[.F53]" office:value-type="float" office:value="4958.84667971174" calcext:value-type="float">
            <text:p>4959</text:p>
          </table:table-cell>
          <table:table-cell table:formula="of:= 160 * [.G53]" office:value-type="float" office:value="793415.468753879" calcext:value-type="float">
            <text:p>793415</text:p>
          </table:table-cell>
          <table:table-cell table:style-name="ce10" table:formula="of:=60000000/[.H53]" office:value-type="float" office:value="75.6224227569381" calcext:value-type="float">
            <text:p>75.62</text:p>
          </table:table-cell>
          <table:table-cell table:formula="of:=[.J52]*1.2" office:value-type="float" office:value="148363.91145898" calcext:value-type="float">
            <text:p>148,363.91</text:p>
          </table:table-cell>
          <table:table-cell table:style-name="ce10" table:formula="of:=60000000/[.J53]" office:value-type="float" office:value="404.411014848372" calcext:value-type="float">
            <text:p>404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4]/160" office:value-type="float" office:value="1112.72933594235" calcext:value-type="float">
            <text:p>1113</text:p>
          </table:table-cell>
          <table:table-cell table:formula="of:=[.G53]+[.F54]" office:value-type="float" office:value="6071.57601565409" calcext:value-type="float">
            <text:p>6072</text:p>
          </table:table-cell>
          <table:table-cell table:formula="of:= 160 * [.G54]" office:value-type="float" office:value="971452.162504654" calcext:value-type="float">
            <text:p>971452</text:p>
          </table:table-cell>
          <table:table-cell table:style-name="ce10" table:formula="of:=60000000/[.H54]" office:value-type="float" office:value="61.7632059671415" calcext:value-type="float">
            <text:p>61.76</text:p>
          </table:table-cell>
          <table:table-cell table:formula="of:=[.J53]*1.2" office:value-type="float" office:value="178036.693750776" calcext:value-type="float">
            <text:p>178,036.69</text:p>
          </table:table-cell>
          <table:table-cell table:style-name="ce10" table:formula="of:=60000000/[.J54]" office:value-type="float" office:value="337.00917904031" calcext:value-type="float">
            <text:p>337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number-columns-repeated="2"/>
          <table:table-cell table:formula="of:=[.J55]/160" office:value-type="float" office:value="1335.27520313082" calcext:value-type="float">
            <text:p>1335</text:p>
          </table:table-cell>
          <table:table-cell table:formula="of:=[.G54]+[.F55]" office:value-type="float" office:value="7406.85121878491" calcext:value-type="float">
            <text:p>7407</text:p>
          </table:table-cell>
          <table:table-cell table:formula="of:= 160 * [.G55]" office:value-type="float" office:value="1185096.19500559" calcext:value-type="float">
            <text:p>1185096</text:p>
          </table:table-cell>
          <table:table-cell table:style-name="ce10" table:formula="of:=60000000/[.H55]" office:value-type="float" office:value="50.6288014870533" calcext:value-type="float">
            <text:p>50.63</text:p>
          </table:table-cell>
          <table:table-cell table:formula="of:=[.J54]*1.2" office:value-type="float" office:value="213644.032500931" calcext:value-type="float">
            <text:p>213,644.03</text:p>
          </table:table-cell>
          <table:table-cell table:style-name="ce10" table:formula="of:=60000000/[.J55]" office:value-type="float" office:value="280.840982533592" calcext:value-type="float">
            <text:p>280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56]/160" office:value-type="float" office:value="1602.33024375698" calcext:value-type="float">
            <text:p>1602</text:p>
          </table:table-cell>
          <table:table-cell table:formula="of:=[.G55]+[.F56]" office:value-type="float" office:value="9009.18146254189" calcext:value-type="float">
            <text:p>9009</text:p>
          </table:table-cell>
          <table:table-cell table:formula="of:= 160 * [.G56]" office:value-type="float" office:value="1441469.0340067" calcext:value-type="float">
            <text:p>1441469</text:p>
          </table:table-cell>
          <table:table-cell table:style-name="ce10" table:formula="of:=60000000/[.H56]" office:value-type="float" office:value="41.6242032152603" calcext:value-type="float">
            <text:p>41.62</text:p>
          </table:table-cell>
          <table:table-cell table:formula="of:=[.J55]*1.2" office:value-type="float" office:value="256372.839001117" calcext:value-type="float">
            <text:p>256,372.84</text:p>
          </table:table-cell>
          <table:table-cell table:style-name="ce10" table:formula="of:=60000000/[.J56]" office:value-type="float" office:value="234.034152111326" calcext:value-type="float">
            <text:p>23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[.J57]/160" office:value-type="float" office:value="1922.79629250838" calcext:value-type="float">
            <text:p>1923</text:p>
          </table:table-cell>
          <table:table-cell table:formula="of:=[.G56]+[.F57]" office:value-type="float" office:value="10931.9777550503" calcext:value-type="float">
            <text:p>10932</text:p>
          </table:table-cell>
          <table:table-cell table:formula="of:= 160 * [.G57]" office:value-type="float" office:value="1749116.44080804" calcext:value-type="float">
            <text:p>1749116</text:p>
          </table:table-cell>
          <table:table-cell table:style-name="ce10" table:formula="of:=60000000/[.H57]" office:value-type="float" office:value="34.3030335775025" calcext:value-type="float">
            <text:p>34.30</text:p>
          </table:table-cell>
          <table:table-cell table:formula="of:=[.J56]*1.2" office:value-type="float" office:value="307647.40680134" calcext:value-type="float">
            <text:p>307,647.41</text:p>
          </table:table-cell>
          <table:table-cell table:style-name="ce10" table:formula="of:=60000000/[.J57]" office:value-type="float" office:value="195.028460092772" calcext:value-type="float">
            <text:p>19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58]/160" office:value-type="float" office:value="2307.35555101005" calcext:value-type="float">
            <text:p>2307</text:p>
          </table:table-cell>
          <table:table-cell table:formula="of:=[.G57]+[.F58]" office:value-type="float" office:value="13239.3333060603" calcext:value-type="float">
            <text:p>13239</text:p>
          </table:table-cell>
          <table:table-cell table:formula="of:= 160 * [.G58]" office:value-type="float" office:value="2118293.32896965" calcext:value-type="float">
            <text:p>2118293</text:p>
          </table:table-cell>
          <table:table-cell table:style-name="ce10" table:formula="of:=60000000/[.H58]" office:value-type="float" office:value="28.3246891162067" calcext:value-type="float">
            <text:p>28.32</text:p>
          </table:table-cell>
          <table:table-cell table:formula="of:=[.J57]*1.2" office:value-type="float" office:value="369176.888161608" calcext:value-type="float">
            <text:p>369,176.89</text:p>
          </table:table-cell>
          <table:table-cell table:style-name="ce10" table:formula="of:=60000000/[.J58]" office:value-type="float" office:value="162.523716743977" calcext:value-type="float">
            <text:p>162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number-columns-repeated="2"/>
          <table:table-cell table:formula="of:=[.J59]/160" office:value-type="float" office:value="2768.82666121206" calcext:value-type="float">
            <text:p>2769</text:p>
          </table:table-cell>
          <table:table-cell table:formula="of:=[.G58]+[.F59]" office:value-type="float" office:value="16008.1599672724" calcext:value-type="float">
            <text:p>16008</text:p>
          </table:table-cell>
          <table:table-cell table:formula="of:= 160 * [.G59]" office:value-type="float" office:value="2561305.59476358" calcext:value-type="float">
            <text:p>2561306</text:p>
          </table:table-cell>
          <table:table-cell table:style-name="ce10" table:formula="of:=60000000/[.H59]" office:value-type="float" office:value="23.4255530158783" calcext:value-type="float">
            <text:p>23.43</text:p>
          </table:table-cell>
          <table:table-cell table:formula="of:=[.J58]*1.2" office:value-type="float" office:value="443012.26579393" calcext:value-type="float">
            <text:p>443,012.27</text:p>
          </table:table-cell>
          <table:table-cell table:style-name="ce10" table:formula="of:=60000000/[.J59]" office:value-type="float" office:value="135.436430619981" calcext:value-type="float">
            <text:p>135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0]/160" office:value-type="float" office:value="3322.59199345448" calcext:value-type="float">
            <text:p>3323</text:p>
          </table:table-cell>
          <table:table-cell table:formula="of:=[.G59]+[.F60]" office:value-type="float" office:value="19330.7519607269" calcext:value-type="float">
            <text:p>19331</text:p>
          </table:table-cell>
          <table:table-cell table:formula="of:= 160 * [.G60]" office:value-type="float" office:value="3092920.3137163" calcext:value-type="float">
            <text:p>3092920</text:p>
          </table:table-cell>
          <table:table-cell table:style-name="ce10" table:formula="of:=60000000/[.H60]" office:value-type="float" office:value="19.3991418834542" calcext:value-type="float">
            <text:p>19.40</text:p>
          </table:table-cell>
          <table:table-cell table:formula="of:=[.J59]*1.2" office:value-type="float" office:value="531614.718952716" calcext:value-type="float">
            <text:p>531,614.72</text:p>
          </table:table-cell>
          <table:table-cell table:style-name="ce10" table:formula="of:=60000000/[.J60]" office:value-type="float" office:value="112.863692183317" calcext:value-type="float">
            <text:p>112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[.J61]/160" office:value-type="float" office:value="3987.11039214537" calcext:value-type="float">
            <text:p>3987</text:p>
          </table:table-cell>
          <table:table-cell table:formula="of:=[.G60]+[.F61]" office:value-type="float" office:value="23317.8623528722" calcext:value-type="float">
            <text:p>23318</text:p>
          </table:table-cell>
          <table:table-cell table:formula="of:= 160 * [.G61]" office:value-type="float" office:value="3730857.97645956" calcext:value-type="float">
            <text:p>3730858</text:p>
          </table:table-cell>
          <table:table-cell table:style-name="ce10" table:formula="of:=60000000/[.H61]" office:value-type="float" office:value="16.0820916739741" calcext:value-type="float">
            <text:p>16.08</text:p>
          </table:table-cell>
          <table:table-cell table:formula="of:=[.J60]*1.2" office:value-type="float" office:value="637937.662743259" calcext:value-type="float">
            <text:p>637,937.66</text:p>
          </table:table-cell>
          <table:table-cell table:style-name="ce10" table:formula="of:=60000000/[.J61]" office:value-type="float" office:value="94.0530768194309" calcext:value-type="float">
            <text:p>94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2]/160" office:value-type="float" office:value="4784.53247057445" calcext:value-type="float">
            <text:p>4785</text:p>
          </table:table-cell>
          <table:table-cell table:formula="of:=[.G61]+[.F62]" office:value-type="float" office:value="28102.3948234467" calcext:value-type="float">
            <text:p>28102</text:p>
          </table:table-cell>
          <table:table-cell table:formula="of:= 160 * [.G62]" office:value-type="float" office:value="4496383.17175147" calcext:value-type="float">
            <text:p>4496383</text:p>
          </table:table-cell>
          <table:table-cell table:style-name="ce10" table:formula="of:=60000000/[.H62]" office:value-type="float" office:value="13.3440584817037" calcext:value-type="float">
            <text:p>13.34</text:p>
          </table:table-cell>
          <table:table-cell table:formula="of:=[.J61]*1.2" office:value-type="float" office:value="765525.195291911" calcext:value-type="float">
            <text:p>765,525.20</text:p>
          </table:table-cell>
          <table:table-cell table:style-name="ce10" table:formula="of:=60000000/[.J62]" office:value-type="float" office:value="78.3775640161924" calcext:value-type="float">
            <text:p>78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number-columns-repeated="2"/>
          <table:table-cell table:formula="of:=[.J63]/160" office:value-type="float" office:value="5741.43896468934" calcext:value-type="float">
            <text:p>5741</text:p>
          </table:table-cell>
          <table:table-cell table:formula="of:=[.G62]+[.F63]" office:value-type="float" office:value="33843.833788136" calcext:value-type="float">
            <text:p>33844</text:p>
          </table:table-cell>
          <table:table-cell table:formula="of:= 160 * [.G63]" office:value-type="float" office:value="5415013.40610176" calcext:value-type="float">
            <text:p>5415013</text:p>
          </table:table-cell>
          <table:table-cell table:style-name="ce10" table:formula="of:=60000000/[.H63]" office:value-type="float" office:value="11.0803049780801" calcext:value-type="float">
            <text:p>11.08</text:p>
          </table:table-cell>
          <table:table-cell table:formula="of:=[.J62]*1.2" office:value-type="float" office:value="918630.234350294" calcext:value-type="float">
            <text:p>918,630.23</text:p>
          </table:table-cell>
          <table:table-cell table:style-name="ce10" table:formula="of:=60000000/[.J63]" office:value-type="float" office:value="65.3146366801604" calcext:value-type="float">
            <text:p>65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4]/160" office:value-type="float" office:value="6889.7267576272" calcext:value-type="float">
            <text:p>6890</text:p>
          </table:table-cell>
          <table:table-cell table:formula="of:=[.G63]+[.F64]" office:value-type="float" office:value="40733.5605457632" calcext:value-type="float">
            <text:p>40734</text:p>
          </table:table-cell>
          <table:table-cell table:formula="of:= 160 * [.G64]" office:value-type="float" office:value="6517369.68732211" calcext:value-type="float">
            <text:p>6517370</text:p>
          </table:table-cell>
          <table:table-cell table:style-name="ce10" table:formula="of:=60000000/[.H64]" office:value-type="float" office:value="9.20616796016877" calcext:value-type="float">
            <text:p>9.21</text:p>
          </table:table-cell>
          <table:table-cell table:formula="of:=[.J63]*1.2" office:value-type="float" office:value="1102356.28122035" calcext:value-type="float">
            <text:p>1,102,356.28</text:p>
          </table:table-cell>
          <table:table-cell table:style-name="ce10" table:formula="of:=60000000/[.J64]" office:value-type="float" office:value="54.4288639001336" calcext:value-type="float">
            <text:p>5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[.J65]/160" office:value-type="float" office:value="8267.67210915264" calcext:value-type="float">
            <text:p>8268</text:p>
          </table:table-cell>
          <table:table-cell table:formula="of:=[.G64]+[.F65]" office:value-type="float" office:value="49001.2326549159" calcext:value-type="float">
            <text:p>49001</text:p>
          </table:table-cell>
          <table:table-cell table:formula="of:= 160 * [.G65]" office:value-type="float" office:value="7840197.22478654" calcext:value-type="float">
            <text:p>7840197</text:p>
          </table:table-cell>
          <table:table-cell table:style-name="ce10" table:formula="of:=60000000/[.H65]" office:value-type="float" office:value="7.65286870721975" calcext:value-type="float">
            <text:p>7.65</text:p>
          </table:table-cell>
          <table:table-cell table:formula="of:=[.J64]*1.2" office:value-type="float" office:value="1322827.53746442" calcext:value-type="float">
            <text:p>1,322,827.54</text:p>
          </table:table-cell>
          <table:table-cell table:style-name="ce10" table:formula="of:=60000000/[.J65]" office:value-type="float" office:value="45.3573865834447" calcext:value-type="float">
            <text:p>45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66]/160" office:value-type="float" office:value="9921.20653098317" calcext:value-type="float">
            <text:p>9921</text:p>
          </table:table-cell>
          <table:table-cell table:formula="of:=[.G65]+[.F66]" office:value-type="float" office:value="58922.439185899" calcext:value-type="float">
            <text:p>58922</text:p>
          </table:table-cell>
          <table:table-cell table:formula="of:= 160 * [.G66]" office:value-type="float" office:value="9427590.26974385" calcext:value-type="float">
            <text:p>9427590</text:p>
          </table:table-cell>
          <table:table-cell table:style-name="ce10" table:formula="of:=60000000/[.H66]" office:value-type="float" office:value="6.36429864719081" calcext:value-type="float">
            <text:p>6.36</text:p>
          </table:table-cell>
          <table:table-cell table:formula="of:=[.J65]*1.2" office:value-type="float" office:value="1587393.04495731" calcext:value-type="float">
            <text:p>1,587,393.04</text:p>
          </table:table-cell>
          <table:table-cell table:style-name="ce10" table:formula="of:=60000000/[.J66]" office:value-type="float" office:value="37.7978221528706" calcext:value-type="float">
            <text:p>37.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number-columns-repeated="2"/>
          <table:table-cell table:formula="of:=[.J67]/160" office:value-type="float" office:value="11905.4478371798" calcext:value-type="float">
            <text:p>11905</text:p>
          </table:table-cell>
          <table:table-cell table:formula="of:=[.G66]+[.F67]" office:value-type="float" office:value="70827.8870230788" calcext:value-type="float">
            <text:p>70828</text:p>
          </table:table-cell>
          <table:table-cell table:formula="of:= 160 * [.G67]" office:value-type="float" office:value="11332461.9236926" calcext:value-type="float">
            <text:p>11332462</text:p>
          </table:table-cell>
          <table:table-cell table:style-name="ce10" table:formula="of:=60000000/[.H67]" office:value-type="float" office:value="5.29452473822646" calcext:value-type="float">
            <text:p>5.29</text:p>
          </table:table-cell>
          <table:table-cell table:formula="of:=[.J66]*1.2" office:value-type="float" office:value="1904871.65394877" calcext:value-type="float">
            <text:p>1,904,871.65</text:p>
          </table:table-cell>
          <table:table-cell table:style-name="ce10" table:formula="of:=60000000/[.J67]" office:value-type="float" office:value="31.4981851273922" calcext:value-type="float">
            <text:p>31.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68]/160" office:value-type="float" office:value="14286.5374046158" calcext:value-type="float">
            <text:p>14287</text:p>
          </table:table-cell>
          <table:table-cell table:formula="of:=[.G67]+[.F68]" office:value-type="float" office:value="85114.4244276946" calcext:value-type="float">
            <text:p>85114</text:p>
          </table:table-cell>
          <table:table-cell table:formula="of:= 160 * [.G68]" office:value-type="float" office:value="13618307.9084311" calcext:value-type="float">
            <text:p>13618308</text:p>
          </table:table-cell>
          <table:table-cell table:style-name="ce10" table:formula="of:=60000000/[.H68]" office:value-type="float" office:value="4.40583370587867" calcext:value-type="float">
            <text:p>4.41</text:p>
          </table:table-cell>
          <table:table-cell table:formula="of:=[.J67]*1.2" office:value-type="float" office:value="2285845.98473852" calcext:value-type="float">
            <text:p>2,285,845.98</text:p>
          </table:table-cell>
          <table:table-cell table:style-name="ce10" table:formula="of:=60000000/[.J68]" office:value-type="float" office:value="26.2484876061601" calcext:value-type="float">
            <text:p>26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[.J69]/160" office:value-type="float" office:value="17143.8448855389" calcext:value-type="float">
            <text:p>17144</text:p>
          </table:table-cell>
          <table:table-cell table:formula="of:=[.G68]+[.F69]" office:value-type="float" office:value="102258.269313234" calcext:value-type="float">
            <text:p>102258</text:p>
          </table:table-cell>
          <table:table-cell table:formula="of:= 160 * [.G69]" office:value-type="float" office:value="16361323.0901174" calcext:value-type="float">
            <text:p>16361323</text:p>
          </table:table-cell>
          <table:table-cell table:style-name="ce10" table:formula="of:=60000000/[.H69]" office:value-type="float" office:value="3.66718508457555" calcext:value-type="float">
            <text:p>3.67</text:p>
          </table:table-cell>
          <table:table-cell table:formula="of:=[.J68]*1.2" office:value-type="float" office:value="2743015.18168623" calcext:value-type="float">
            <text:p>2,743,015.18</text:p>
          </table:table-cell>
          <table:table-cell table:style-name="ce10" table:formula="of:=60000000/[.J69]" office:value-type="float" office:value="21.8737396718001" calcext:value-type="float">
            <text:p>2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0]/160" office:value-type="float" office:value="20572.6138626467" calcext:value-type="float">
            <text:p>20573</text:p>
          </table:table-cell>
          <table:table-cell table:formula="of:=[.G69]+[.F70]" office:value-type="float" office:value="122830.88317588" calcext:value-type="float">
            <text:p>122831</text:p>
          </table:table-cell>
          <table:table-cell table:formula="of:= 160 * [.G70]" office:value-type="float" office:value="19652941.3081408" calcext:value-type="float">
            <text:p>19652941</text:p>
          </table:table-cell>
          <table:table-cell table:style-name="ce10" table:formula="of:=60000000/[.H70]" office:value-type="float" office:value="3.05297812980015" calcext:value-type="float">
            <text:p>3.05</text:p>
          </table:table-cell>
          <table:table-cell table:formula="of:=[.J69]*1.2" office:value-type="float" office:value="3291618.21802347" calcext:value-type="float">
            <text:p>3,291,618.22</text:p>
          </table:table-cell>
          <table:table-cell table:style-name="ce10" table:formula="of:=60000000/[.J70]" office:value-type="float" office:value="18.2281163931668" calcext:value-type="float">
            <text:p>18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number-columns-repeated="2"/>
          <table:table-cell table:formula="of:=[.J71]/160" office:value-type="float" office:value="24687.136635176" calcext:value-type="float">
            <text:p>24687</text:p>
          </table:table-cell>
          <table:table-cell table:formula="of:=[.G70]+[.F71]" office:value-type="float" office:value="147518.019811056" calcext:value-type="float">
            <text:p>147518</text:p>
          </table:table-cell>
          <table:table-cell table:formula="of:= 160 * [.G71]" office:value-type="float" office:value="23602883.169769" calcext:value-type="float">
            <text:p>23602883</text:p>
          </table:table-cell>
          <table:table-cell table:style-name="ce10" table:formula="of:=60000000/[.H71]" office:value-type="float" office:value="2.54206232215093" calcext:value-type="float">
            <text:p>2.54</text:p>
          </table:table-cell>
          <table:table-cell table:formula="of:=[.J70]*1.2" office:value-type="float" office:value="3949941.86162817" calcext:value-type="float">
            <text:p>3,949,941.86</text:p>
          </table:table-cell>
          <table:table-cell table:style-name="ce10" table:formula="of:=60000000/[.J71]" office:value-type="float" office:value="15.1900969943056" calcext:value-type="float">
            <text:p>15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2]/160" office:value-type="float" office:value="29624.5639622112" calcext:value-type="float">
            <text:p>29625</text:p>
          </table:table-cell>
          <table:table-cell table:formula="of:=[.G71]+[.F72]" office:value-type="float" office:value="177142.583773268" calcext:value-type="float">
            <text:p>177143</text:p>
          </table:table-cell>
          <table:table-cell table:formula="of:= 160 * [.G72]" office:value-type="float" office:value="28342813.4037228" calcext:value-type="float">
            <text:p>28342813</text:p>
          </table:table-cell>
          <table:table-cell table:style-name="ce10" table:formula="of:=60000000/[.H72]" office:value-type="float" office:value="2.1169387507635" calcext:value-type="float">
            <text:p>2.12</text:p>
          </table:table-cell>
          <table:table-cell table:formula="of:=[.J71]*1.2" office:value-type="float" office:value="4739930.2339538" calcext:value-type="float">
            <text:p>4,739,930.23</text:p>
          </table:table-cell>
          <table:table-cell table:style-name="ce10" table:formula="of:=60000000/[.J72]" office:value-type="float" office:value="12.6584141619214" calcext:value-type="float">
            <text:p>12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[.J73]/160" office:value-type="float" office:value="35549.4767546535" calcext:value-type="float">
            <text:p>35549</text:p>
          </table:table-cell>
          <table:table-cell table:formula="of:=[.G72]+[.F73]" office:value-type="float" office:value="212692.060527921" calcext:value-type="float">
            <text:p>212692</text:p>
          </table:table-cell>
          <table:table-cell table:formula="of:= 160 * [.G73]" office:value-type="float" office:value="34030729.6844674" calcext:value-type="float">
            <text:p>34030730</text:p>
          </table:table-cell>
          <table:table-cell table:style-name="ce10" table:formula="of:=60000000/[.H73]" office:value-type="float" office:value="1.76311235628267" calcext:value-type="float">
            <text:p>1.76</text:p>
          </table:table-cell>
          <table:table-cell table:formula="of:=[.J72]*1.2" office:value-type="float" office:value="5687916.28074456" calcext:value-type="float">
            <text:p>5,687,916.28</text:p>
          </table:table-cell>
          <table:table-cell table:style-name="ce10" table:formula="of:=60000000/[.J73]" office:value-type="float" office:value="10.5486784682678" calcext:value-type="float">
            <text:p>10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4]/160" office:value-type="float" office:value="42659.3721055842" calcext:value-type="float">
            <text:p>42659</text:p>
          </table:table-cell>
          <table:table-cell table:formula="of:=[.G73]+[.F74]" office:value-type="float" office:value="255351.432633505" calcext:value-type="float">
            <text:p>255351</text:p>
          </table:table-cell>
          <table:table-cell table:formula="of:= 160 * [.G74]" office:value-type="float" office:value="40856229.2213608" calcext:value-type="float">
            <text:p>40856229</text:p>
          </table:table-cell>
          <table:table-cell table:style-name="ce10" table:formula="of:=60000000/[.H74]" office:value-type="float" office:value="1.46856430814791" calcext:value-type="float">
            <text:p>1.47</text:p>
          </table:table-cell>
          <table:table-cell table:formula="of:=[.J73]*1.2" office:value-type="float" office:value="6825499.53689347" calcext:value-type="float">
            <text:p>6,825,499.54</text:p>
          </table:table-cell>
          <table:table-cell table:style-name="ce10" table:formula="of:=60000000/[.J74]" office:value-type="float" office:value="8.79056539022317" calcext:value-type="float">
            <text:p>8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number-columns-repeated="2"/>
          <table:table-cell table:formula="of:=[.J75]/160" office:value-type="float" office:value="51191.246526701" calcext:value-type="float">
            <text:p>51191</text:p>
          </table:table-cell>
          <table:table-cell table:formula="of:=[.G74]+[.F75]" office:value-type="float" office:value="306542.679160206" calcext:value-type="float">
            <text:p>306543</text:p>
          </table:table-cell>
          <table:table-cell table:formula="of:= 160 * [.G75]" office:value-type="float" office:value="49046828.665633" calcext:value-type="float">
            <text:p>49046829</text:p>
          </table:table-cell>
          <table:table-cell table:style-name="ce10" table:formula="of:=60000000/[.H75]" office:value-type="float" office:value="1.22332068417793" calcext:value-type="float">
            <text:p>1.22</text:p>
          </table:table-cell>
          <table:table-cell table:formula="of:=[.J74]*1.2" office:value-type="float" office:value="8190599.44427216" calcext:value-type="float">
            <text:p>8,190,599.44</text:p>
          </table:table-cell>
          <table:table-cell table:style-name="ce10" table:formula="of:=60000000/[.J75]" office:value-type="float" office:value="7.32547115851931" calcext:value-type="float">
            <text:p>7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76]/160" office:value-type="float" office:value="61429.4958320412" calcext:value-type="float">
            <text:p>61429</text:p>
          </table:table-cell>
          <table:table-cell table:formula="of:=[.G75]+[.F76]" office:value-type="float" office:value="367972.174992247" calcext:value-type="float">
            <text:p>367972</text:p>
          </table:table-cell>
          <table:table-cell table:formula="of:= 160 * [.G76]" office:value-type="float" office:value="58875547.9987596" calcext:value-type="float">
            <text:p>58875548</text:p>
          </table:table-cell>
          <table:table-cell table:style-name="ce10" table:formula="of:=60000000/[.H76]" office:value-type="float" office:value="1.0190987946518" calcext:value-type="float">
            <text:p>1.02</text:p>
          </table:table-cell>
          <table:table-cell table:formula="of:=[.J75]*1.2" office:value-type="float" office:value="9828719.3331266" calcext:value-type="float">
            <text:p>9,828,719.33</text:p>
          </table:table-cell>
          <table:table-cell table:style-name="ce10" table:formula="of:=60000000/[.J76]" office:value-type="float" office:value="6.10455929876609" calcext:value-type="float">
            <text:p>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[.J77]/160" office:value-type="float" office:value="73715.3949984495" calcext:value-type="float">
            <text:p>73715</text:p>
          </table:table-cell>
          <table:table-cell table:formula="of:=[.G76]+[.F77]" office:value-type="float" office:value="441687.569990697" calcext:value-type="float">
            <text:p>441688</text:p>
          </table:table-cell>
          <table:table-cell table:formula="of:= 160 * [.G77]" office:value-type="float" office:value="70670011.1985115" calcext:value-type="float">
            <text:p>70670011</text:p>
          </table:table-cell>
          <table:table-cell table:style-name="ce10" table:formula="of:=60000000/[.H77]" office:value-type="float" office:value="0.849016421285975" calcext:value-type="float">
            <text:p>0.85</text:p>
          </table:table-cell>
          <table:table-cell table:formula="of:=[.J76]*1.2" office:value-type="float" office:value="11794463.1997519" calcext:value-type="float">
            <text:p>11,794,463.20</text:p>
          </table:table-cell>
          <table:table-cell table:style-name="ce10" table:formula="of:=60000000/[.J77]" office:value-type="float" office:value="5.08713274897174" calcext:value-type="float">
            <text:p>5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78]/160" office:value-type="float" office:value="88458.4739981394" calcext:value-type="float">
            <text:p>88458</text:p>
          </table:table-cell>
          <table:table-cell table:formula="of:=[.G77]+[.F78]" office:value-type="float" office:value="530146.043988836" calcext:value-type="float">
            <text:p>530146</text:p>
          </table:table-cell>
          <table:table-cell table:formula="of:= 160 * [.G78]" office:value-type="float" office:value="84823367.0382138" calcext:value-type="float">
            <text:p>84823367</text:p>
          </table:table-cell>
          <table:table-cell table:style-name="ce10" table:formula="of:=60000000/[.H78]" office:value-type="float" office:value="0.707352255575629" calcext:value-type="float">
            <text:p>0.71</text:p>
          </table:table-cell>
          <table:table-cell table:formula="of:=[.J77]*1.2" office:value-type="float" office:value="14153355.8397023" calcext:value-type="float">
            <text:p>14,153,355.84</text:p>
          </table:table-cell>
          <table:table-cell table:style-name="ce10" table:formula="of:=60000000/[.J78]" office:value-type="float" office:value="4.23927729080978" calcext:value-type="float">
            <text:p>4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number-columns-repeated="2"/>
          <table:table-cell table:formula="of:=[.J79]/160" office:value-type="float" office:value="106150.168797767" calcext:value-type="float">
            <text:p>106150</text:p>
          </table:table-cell>
          <table:table-cell table:formula="of:=[.G78]+[.F79]" office:value-type="float" office:value="636296.212786604" calcext:value-type="float">
            <text:p>636296</text:p>
          </table:table-cell>
          <table:table-cell table:formula="of:= 160 * [.G79]" office:value-type="float" office:value="101807394.045857" calcext:value-type="float">
            <text:p>101807394</text:p>
          </table:table-cell>
          <table:table-cell table:style-name="ce10" table:formula="of:=60000000/[.H79]" office:value-type="float" office:value="0.589348156509875" calcext:value-type="float">
            <text:p>0.59</text:p>
          </table:table-cell>
          <table:table-cell table:formula="of:=[.J78]*1.2" office:value-type="float" office:value="16984027.0076428" calcext:value-type="float">
            <text:p>16,984,027.01</text:p>
          </table:table-cell>
          <table:table-cell table:style-name="ce10" table:formula="of:=60000000/[.J79]" office:value-type="float" office:value="3.53273107567482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0]/160" office:value-type="float" office:value="127380.202557321" calcext:value-type="float">
            <text:p>127380</text:p>
          </table:table-cell>
          <table:table-cell table:formula="of:=[.G79]+[.F80]" office:value-type="float" office:value="763676.415343924" calcext:value-type="float">
            <text:p>763676</text:p>
          </table:table-cell>
          <table:table-cell table:formula="of:= 160 * [.G80]" office:value-type="float" office:value="122188226.455028" calcext:value-type="float">
            <text:p>122188226</text:p>
          </table:table-cell>
          <table:table-cell table:style-name="ce10" table:formula="of:=60000000/[.H80]" office:value-type="float" office:value="0.491045673881545" calcext:value-type="float">
            <text:p>0.49</text:p>
          </table:table-cell>
          <table:table-cell table:formula="of:=[.J79]*1.2" office:value-type="float" office:value="20380832.4091713" calcext:value-type="float">
            <text:p>20,380,832.41</text:p>
          </table:table-cell>
          <table:table-cell table:style-name="ce10" table:formula="of:=60000000/[.J80]" office:value-type="float" office:value="2.94394256306235" calcext:value-type="float">
            <text:p>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[.J81]/160" office:value-type="float" office:value="152856.243068785" calcext:value-type="float">
            <text:p>152856</text:p>
          </table:table-cell>
          <table:table-cell table:formula="of:=[.G80]+[.F81]" office:value-type="float" office:value="916532.658412709" calcext:value-type="float">
            <text:p>916533</text:p>
          </table:table-cell>
          <table:table-cell table:formula="of:= 160 * [.G81]" office:value-type="float" office:value="146645225.346033" calcext:value-type="float">
            <text:p>146645225</text:p>
          </table:table-cell>
          <table:table-cell table:style-name="ce10" table:formula="of:=60000000/[.H81]" office:value-type="float" office:value="0.409150723171656" calcext:value-type="float">
            <text:p>0.41</text:p>
          </table:table-cell>
          <table:table-cell table:formula="of:=[.J80]*1.2" office:value-type="float" office:value="24456998.8910056" calcext:value-type="float">
            <text:p>24,456,998.89</text:p>
          </table:table-cell>
          <table:table-cell table:style-name="ce10" table:formula="of:=60000000/[.J81]" office:value-type="float" office:value="2.45328546921862" calcext:value-type="float">
            <text:p>2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8" calcext:value-type="date">
            <text:p>2020-04-28</text:p>
          </table:table-cell>
          <table:table-cell table:number-columns-repeated="5"/>
          <table:table-cell table:style-name="ce10"/>
          <table:table-cell table:number-columns-repeated="4"/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1"/>
        <table:table-column table:style-name="co4" table:default-cell-style-name="ce12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SA</text:p>
          </table:table-cell>
          <table:table-cell table:style-name="ce10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10" table:formula="of:=320000000/[.H27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 table:formula="of:=320000000/[.H28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10" table:formula="of:=320000000/[.H29]" office:value-type="float" office:value="333333.333333333" calcext:value-type="float">
            <text:p>3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10" table:formula="of:=320000000/[.H30]" office:value-type="float" office:value="222222.222222222" calcext:value-type="float">
            <text:p>222,222.2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10" table:formula="of:=320000000/[.H31]" office:value-type="float" office:value="181818.181818182" calcext:value-type="float">
            <text:p>181,818.1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10" table:formula="of:=320000000/[.H32]" office:value-type="float" office:value="166666.666666667" calcext:value-type="float">
            <text:p>1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10" table:formula="of:=320000000/[.H33]" office:value-type="float" office:value="133333.333333333" calcext:value-type="float">
            <text:p>1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10" table:formula="of:=320000000/[.H34]" office:value-type="float" office:value="105263.157894737" calcext:value-type="float">
            <text:p>105,263.1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10" table:formula="of:=320000000/[.H35]" office:value-type="float" office:value="90909.0909090909" calcext:value-type="float">
            <text:p>90,909.0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10" table:formula="of:=320000000/[.H36]" office:value-type="float" office:value="76923.0769230769" calcext:value-type="float">
            <text:p>76,923.0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10" table:formula="of:=320000000/[.H37]" office:value-type="float" office:value="66666.6666666667" calcext:value-type="float">
            <text:p>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10" table:formula="of:=320000000/[.H38]" office:value-type="float" office:value="52631.5789473684" calcext:value-type="float">
            <text:p>52,631.5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10" table:formula="of:=320000000/[.H39]" office:value-type="float" office:value="48780.4878048781" calcext:value-type="float">
            <text:p>48,780.4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10" table:formula="of:=320000000/[.H40]" office:value-type="float" office:value="40816.3265306122" calcext:value-type="float">
            <text:p>40,816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10" table:formula="of:=320000000/[.H41]" office:value-type="float" office:value="35087.7192982456" calcext:value-type="float">
            <text:p>35,087.7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10" table:formula="of:=320000000/[.H42]" office:value-type="float" office:value="29411.7647058824" calcext:value-type="float">
            <text:p>29,411.7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10" table:formula="of:=320000000/[.H43]" office:value-type="float" office:value="23255.8139534884" calcext:value-type="float">
            <text:p>23,255.81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10" table:formula="of:=320000000/[.H44]" office:value-type="float" office:value="18348.623853211" calcext:value-type="float">
            <text:p>18,348.6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10" table:formula="of:=320000000/[.H45]" office:value-type="float" office:value="13071.8954248366" calcext:value-type="float">
            <text:p>13,071.90</text:p>
          </table:table-cell>
          <table:table-cell table:style-name="ce10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10" table:formula="of:=[.K46]" office:value-type="float" office:value="10893.2461873638" calcext:value-type="float">
            <text:p>10,893.25</text:p>
          </table:table-cell>
          <table:table-cell table:style-name="ce10" table:formula="of:=[.H45]*1.2" office:value-type="float" office:value="29376" calcext:value-type="float">
            <text:p>29,376.00</text:p>
          </table:table-cell>
          <table:table-cell table:style-name="ce10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10" table:formula="of:=[.K47]" office:value-type="float" office:value="9077.70515613653" calcext:value-type="float">
            <text:p>9,077.71</text:p>
          </table:table-cell>
          <table:table-cell table:style-name="ce10" table:formula="of:=[.J46]*1.2" office:value-type="float" office:value="35251.2" calcext:value-type="float">
            <text:p>35,251.20</text:p>
          </table:table-cell>
          <table:table-cell table:style-name="ce10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10" table:formula="of:=[.K48]" office:value-type="float" office:value="7564.75429678044" calcext:value-type="float">
            <text:p>7,564.75</text:p>
          </table:table-cell>
          <table:table-cell table:style-name="ce10" table:formula="of:=[.J47]*1.2" office:value-type="float" office:value="42301.44" calcext:value-type="float">
            <text:p>42,301.44</text:p>
          </table:table-cell>
          <table:table-cell table:style-name="ce10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10" table:formula="of:=[.K49]" office:value-type="float" office:value="6303.9619139837" calcext:value-type="float">
            <text:p>6,303.96</text:p>
          </table:table-cell>
          <table:table-cell table:style-name="ce10" table:formula="of:=[.J48]*1.2" office:value-type="float" office:value="50761.728" calcext:value-type="float">
            <text:p>50,761.73</text:p>
          </table:table-cell>
          <table:table-cell table:style-name="ce10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10" table:formula="of:=[.K50]" office:value-type="float" office:value="5253.30159498642" calcext:value-type="float">
            <text:p>5,253.30</text:p>
          </table:table-cell>
          <table:table-cell table:style-name="ce10" table:formula="of:=[.J49]*1.2" office:value-type="float" office:value="60914.0736" calcext:value-type="float">
            <text:p>60,914.07</text:p>
          </table:table-cell>
          <table:table-cell table:style-name="ce10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10" table:formula="of:=[.K51]" office:value-type="float" office:value="4377.75132915535" calcext:value-type="float">
            <text:p>4,377.75</text:p>
          </table:table-cell>
          <table:table-cell table:style-name="ce10" table:formula="of:=[.J50]*1.2" office:value-type="float" office:value="73096.88832" calcext:value-type="float">
            <text:p>73,096.89</text:p>
          </table:table-cell>
          <table:table-cell table:style-name="ce10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10" table:formula="of:=[.K52]" office:value-type="float" office:value="3648.12610762946" calcext:value-type="float">
            <text:p>3,648.13</text:p>
          </table:table-cell>
          <table:table-cell table:style-name="ce10" table:formula="of:=[.J51]*1.2" office:value-type="float" office:value="87716.265984" calcext:value-type="float">
            <text:p>87,716.27</text:p>
          </table:table-cell>
          <table:table-cell table:style-name="ce10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10" table:formula="of:=[.K53]" office:value-type="float" office:value="3040.10508969121" calcext:value-type="float">
            <text:p>3,040.11</text:p>
          </table:table-cell>
          <table:table-cell table:style-name="ce10" table:formula="of:=[.J52]*1.2" office:value-type="float" office:value="105259.5191808" calcext:value-type="float">
            <text:p>105,259.52</text:p>
          </table:table-cell>
          <table:table-cell table:style-name="ce10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10" table:formula="of:=[.K54]" office:value-type="float" office:value="2533.42090807601" calcext:value-type="float">
            <text:p>2,533.42</text:p>
          </table:table-cell>
          <table:table-cell table:style-name="ce10" table:formula="of:=[.J53]*1.2" office:value-type="float" office:value="126311.42301696" calcext:value-type="float">
            <text:p>126,311.42</text:p>
          </table:table-cell>
          <table:table-cell table:style-name="ce10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10" table:formula="of:=[.K55]" office:value-type="float" office:value="2111.18409006334" calcext:value-type="float">
            <text:p>2,111.18</text:p>
          </table:table-cell>
          <table:table-cell table:style-name="ce10" table:formula="of:=[.J54]*1.2" office:value-type="float" office:value="151573.707620352" calcext:value-type="float">
            <text:p>151,573.71</text:p>
          </table:table-cell>
          <table:table-cell table:style-name="ce10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10" table:formula="of:=[.K56]" office:value-type="float" office:value="1759.32007505279" calcext:value-type="float">
            <text:p>1,759.32</text:p>
          </table:table-cell>
          <table:table-cell table:style-name="ce10" table:formula="of:=[.J55]*1.2" office:value-type="float" office:value="181888.449144422" calcext:value-type="float">
            <text:p>181,888.45</text:p>
          </table:table-cell>
          <table:table-cell table:style-name="ce10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10" table:formula="of:=[.K57]" office:value-type="float" office:value="1466.10006254399" calcext:value-type="float">
            <text:p>1,466.10</text:p>
          </table:table-cell>
          <table:table-cell table:style-name="ce10" table:formula="of:=[.J56]*1.2" office:value-type="float" office:value="218266.138973307" calcext:value-type="float">
            <text:p>218,266.14</text:p>
          </table:table-cell>
          <table:table-cell table:style-name="ce10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10" table:formula="of:=[.K58]" office:value-type="float" office:value="1221.75005211999" calcext:value-type="float">
            <text:p>1,221.75</text:p>
          </table:table-cell>
          <table:table-cell table:style-name="ce10" table:formula="of:=[.J57]*1.2" office:value-type="float" office:value="261919.366767968" calcext:value-type="float">
            <text:p>261,919.37</text:p>
          </table:table-cell>
          <table:table-cell table:style-name="ce10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10" table:formula="of:=[.K59]" office:value-type="float" office:value="1018.12504343333" calcext:value-type="float">
            <text:p>1,018.13</text:p>
          </table:table-cell>
          <table:table-cell table:style-name="ce10" table:formula="of:=[.J58]*1.2" office:value-type="float" office:value="314303.240121562" calcext:value-type="float">
            <text:p>314,303.24</text:p>
          </table:table-cell>
          <table:table-cell table:style-name="ce10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10" table:formula="of:=[.K60]" office:value-type="float" office:value="848.437536194438" calcext:value-type="float">
            <text:p>848.44</text:p>
          </table:table-cell>
          <table:table-cell table:style-name="ce10" table:formula="of:=[.J59]*1.2" office:value-type="float" office:value="377163.888145874" calcext:value-type="float">
            <text:p>377,163.89</text:p>
          </table:table-cell>
          <table:table-cell table:style-name="ce10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10" table:formula="of:=[.K61]" office:value-type="float" office:value="707.031280162032" calcext:value-type="float">
            <text:p>707.03</text:p>
          </table:table-cell>
          <table:table-cell table:style-name="ce10" table:formula="of:=[.J60]*1.2" office:value-type="float" office:value="452596.665775049" calcext:value-type="float">
            <text:p>452,596.67</text:p>
          </table:table-cell>
          <table:table-cell table:style-name="ce10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10" table:formula="of:=[.K62]" office:value-type="float" office:value="589.19273346836" calcext:value-type="float">
            <text:p>589.19</text:p>
          </table:table-cell>
          <table:table-cell table:style-name="ce10" table:formula="of:=[.J61]*1.2" office:value-type="float" office:value="543115.998930059" calcext:value-type="float">
            <text:p>543,116.00</text:p>
          </table:table-cell>
          <table:table-cell table:style-name="ce10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10" table:formula="of:=[.K63]" office:value-type="float" office:value="490.993944556966" calcext:value-type="float">
            <text:p>490.99</text:p>
          </table:table-cell>
          <table:table-cell table:style-name="ce10" table:formula="of:=[.J62]*1.2" office:value-type="float" office:value="651739.19871607" calcext:value-type="float">
            <text:p>651,739.20</text:p>
          </table:table-cell>
          <table:table-cell table:style-name="ce10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10" table:formula="of:=[.K64]" office:value-type="float" office:value="409.161620464139" calcext:value-type="float">
            <text:p>409.16</text:p>
          </table:table-cell>
          <table:table-cell table:style-name="ce10" table:formula="of:=[.J63]*1.2" office:value-type="float" office:value="782087.038459285" calcext:value-type="float">
            <text:p>782,087.04</text:p>
          </table:table-cell>
          <table:table-cell table:style-name="ce10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10" table:formula="of:=[.K65]" office:value-type="float" office:value="340.968017053449" calcext:value-type="float">
            <text:p>340.97</text:p>
          </table:table-cell>
          <table:table-cell table:style-name="ce10" table:formula="of:=[.J64]*1.2" office:value-type="float" office:value="938504.446151141" calcext:value-type="float">
            <text:p>938,504.45</text:p>
          </table:table-cell>
          <table:table-cell table:style-name="ce10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10" table:formula="of:=[.K66]" office:value-type="float" office:value="284.140014211207" calcext:value-type="float">
            <text:p>284.14</text:p>
          </table:table-cell>
          <table:table-cell table:style-name="ce10" table:formula="of:=[.J65]*1.2" office:value-type="float" office:value="1126205.33538137" calcext:value-type="float">
            <text:p>1,126,205.34</text:p>
          </table:table-cell>
          <table:table-cell table:style-name="ce10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10" table:formula="of:=[.K67]" office:value-type="float" office:value="236.783345176006" calcext:value-type="float">
            <text:p>236.78</text:p>
          </table:table-cell>
          <table:table-cell table:style-name="ce10" table:formula="of:=[.J66]*1.2" office:value-type="float" office:value="1351446.40245764" calcext:value-type="float">
            <text:p>1,351,446.40</text:p>
          </table:table-cell>
          <table:table-cell table:style-name="ce10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10" table:formula="of:=[.K68]" office:value-type="float" office:value="197.319454313339" calcext:value-type="float">
            <text:p>197.32</text:p>
          </table:table-cell>
          <table:table-cell table:style-name="ce10" table:formula="of:=[.J67]*1.2" office:value-type="float" office:value="1621735.68294917" calcext:value-type="float">
            <text:p>1,621,735.68</text:p>
          </table:table-cell>
          <table:table-cell table:style-name="ce10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10" table:formula="of:=[.K69]" office:value-type="float" office:value="164.432878594449" calcext:value-type="float">
            <text:p>164.43</text:p>
          </table:table-cell>
          <table:table-cell table:style-name="ce10" table:formula="of:=[.J68]*1.2" office:value-type="float" office:value="1946082.81953901" calcext:value-type="float">
            <text:p>1,946,082.82</text:p>
          </table:table-cell>
          <table:table-cell table:style-name="ce10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10" table:formula="of:=[.K70]" office:value-type="float" office:value="137.027398828707" calcext:value-type="float">
            <text:p>137.03</text:p>
          </table:table-cell>
          <table:table-cell table:style-name="ce10" table:formula="of:=[.J69]*1.2" office:value-type="float" office:value="2335299.38344681" calcext:value-type="float">
            <text:p>2,335,299.38</text:p>
          </table:table-cell>
          <table:table-cell table:style-name="ce10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10" table:formula="of:=[.K71]" office:value-type="float" office:value="114.189499023923" calcext:value-type="float">
            <text:p>114.19</text:p>
          </table:table-cell>
          <table:table-cell table:style-name="ce10" table:formula="of:=[.J70]*1.2" office:value-type="float" office:value="2802359.26013617" calcext:value-type="float">
            <text:p>2,802,359.26</text:p>
          </table:table-cell>
          <table:table-cell table:style-name="ce10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10" table:formula="of:=[.K72]" office:value-type="float" office:value="95.157915853269" calcext:value-type="float">
            <text:p>95.16</text:p>
          </table:table-cell>
          <table:table-cell table:style-name="ce10" table:formula="of:=[.J71]*1.2" office:value-type="float" office:value="3362831.1121634" calcext:value-type="float">
            <text:p>3,362,831.11</text:p>
          </table:table-cell>
          <table:table-cell table:style-name="ce10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10" table:formula="of:=[.K73]" office:value-type="float" office:value="79.2982632110575" calcext:value-type="float">
            <text:p>79.30</text:p>
          </table:table-cell>
          <table:table-cell table:style-name="ce10" table:formula="of:=[.J72]*1.2" office:value-type="float" office:value="4035397.33459608" calcext:value-type="float">
            <text:p>4,035,397.33</text:p>
          </table:table-cell>
          <table:table-cell table:style-name="ce10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10" table:formula="of:=[.K74]" office:value-type="float" office:value="66.0818860092146" calcext:value-type="float">
            <text:p>66.08</text:p>
          </table:table-cell>
          <table:table-cell table:style-name="ce10" table:formula="of:=[.J73]*1.2" office:value-type="float" office:value="4842476.8015153" calcext:value-type="float">
            <text:p>4,842,476.80</text:p>
          </table:table-cell>
          <table:table-cell table:style-name="ce10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10" table:formula="of:=[.K75]" office:value-type="float" office:value="55.0682383410121" calcext:value-type="float">
            <text:p>55.07</text:p>
          </table:table-cell>
          <table:table-cell table:style-name="ce10" table:formula="of:=[.J74]*1.2" office:value-type="float" office:value="5810972.16181836" calcext:value-type="float">
            <text:p>5,810,972.16</text:p>
          </table:table-cell>
          <table:table-cell table:style-name="ce10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10" table:formula="of:=[.K76]" office:value-type="float" office:value="45.8901986175101" calcext:value-type="float">
            <text:p>45.89</text:p>
          </table:table-cell>
          <table:table-cell table:style-name="ce10" table:formula="of:=[.J75]*1.2" office:value-type="float" office:value="6973166.59418203" calcext:value-type="float">
            <text:p>6,973,166.59</text:p>
          </table:table-cell>
          <table:table-cell table:style-name="ce10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10" table:formula="of:=[.K77]" office:value-type="float" office:value="38.2418321812584" calcext:value-type="float">
            <text:p>38.24</text:p>
          </table:table-cell>
          <table:table-cell table:style-name="ce10" table:formula="of:=[.J76]*1.2" office:value-type="float" office:value="8367799.91301844" calcext:value-type="float">
            <text:p>8,367,799.91</text:p>
          </table:table-cell>
          <table:table-cell table:style-name="ce10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10" table:formula="of:=[.K78]" office:value-type="float" office:value="31.868193484382" calcext:value-type="float">
            <text:p>31.87</text:p>
          </table:table-cell>
          <table:table-cell table:style-name="ce10" table:formula="of:=[.J77]*1.2" office:value-type="float" office:value="10041359.8956221" calcext:value-type="float">
            <text:p>10,041,359.90</text:p>
          </table:table-cell>
          <table:table-cell table:style-name="ce10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10" table:formula="of:=[.K79]" office:value-type="float" office:value="26.5568279036517" calcext:value-type="float">
            <text:p>26.56</text:p>
          </table:table-cell>
          <table:table-cell table:style-name="ce10" table:formula="of:=[.J78]*1.2" office:value-type="float" office:value="12049631.8747466" calcext:value-type="float">
            <text:p>12,049,631.87</text:p>
          </table:table-cell>
          <table:table-cell table:style-name="ce10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10" table:formula="of:=[.K80]" office:value-type="float" office:value="22.1306899197097" calcext:value-type="float">
            <text:p>22.13</text:p>
          </table:table-cell>
          <table:table-cell table:style-name="ce10" table:formula="of:=[.J79]*1.2" office:value-type="float" office:value="14459558.2496959" calcext:value-type="float">
            <text:p>14,459,558.25</text:p>
          </table:table-cell>
          <table:table-cell table:style-name="ce10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10" table:formula="of:=[.K81]" office:value-type="float" office:value="18.4422415997581" calcext:value-type="float">
            <text:p>18.44</text:p>
          </table:table-cell>
          <table:table-cell table:style-name="ce10" table:formula="of:=[.J80]*1.2" office:value-type="float" office:value="17351469.899635" calcext:value-type="float">
            <text:p>17,351,469.90</text:p>
          </table:table-cell>
          <table:table-cell table:style-name="ce10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10" table:formula="of:=[.K82]" office:value-type="float" office:value="15.3685346664651" calcext:value-type="float">
            <text:p>15.37</text:p>
          </table:table-cell>
          <table:table-cell table:style-name="ce10" table:formula="of:=[.J81]*1.2" office:value-type="float" office:value="20821763.879562" calcext:value-type="float">
            <text:p>20,821,763.88</text:p>
          </table:table-cell>
          <table:table-cell table:style-name="ce10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10" table:formula="of:=[.K83]" office:value-type="float" office:value="12.8071122220542" calcext:value-type="float">
            <text:p>12.81</text:p>
          </table:table-cell>
          <table:table-cell table:style-name="ce10" table:formula="of:=[.J82]*1.2" office:value-type="float" office:value="24986116.6554744" calcext:value-type="float">
            <text:p>24,986,116.66</text:p>
          </table:table-cell>
          <table:table-cell table:style-name="ce10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10" table:formula="of:=[.K84]" office:value-type="float" office:value="10.6725935183785" calcext:value-type="float">
            <text:p>10.67</text:p>
          </table:table-cell>
          <table:table-cell table:style-name="ce10" table:formula="of:=[.J83]*1.2" office:value-type="float" office:value="29983339.9865693" calcext:value-type="float">
            <text:p>29,983,339.99</text:p>
          </table:table-cell>
          <table:table-cell table:style-name="ce10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10" table:formula="of:=[.K85]" office:value-type="float" office:value="8.89382793198212" calcext:value-type="float">
            <text:p>8.89</text:p>
          </table:table-cell>
          <table:table-cell table:style-name="ce10" table:formula="of:=[.J84]*1.2" office:value-type="float" office:value="35980007.9838832" calcext:value-type="float">
            <text:p>35,980,007.98</text:p>
          </table:table-cell>
          <table:table-cell table:style-name="ce10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29:USA.C85 USA.C29:USA.C85 USA.I29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20:09:25.601119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20T01:13:16.805015846</dc:date>
    <meta:editing-duration>PT7H34S</meta:editing-duration>
    <meta:editing-cycles>7</meta:editing-cycles>
    <meta:generator>LibreOffice/6.3.5.2$Linux_X86_64 LibreOffice_project/30$Build-2</meta:generator>
    <meta:document-statistic meta:table-count="6" meta:cell-count="1250" meta:object-count="1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29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29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43892">
                <text:p>43892</text:p>
                <draw:g>
                  <svg:desc>USA.C29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687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941cm" svg:y="1.551cm" chart:style-name="ch3">
          <text:p>Currently 1 in 13071  are infected in USA : 18/3/2020</text:p>
        </chart:subtitle>
        <chart:plot-area chart:style-name="ch4" table:cell-range-address="USA.C28:USA.C45 USA.I28:USA.I85" chart:data-source-has-labels="column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</chart:axis>
          <chart:axis chart:dimension="y" chart:name="primary-y" chart:style-name="ch7">
            <chart:title svg:x="0.275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8:USA.I85" chart:class="chart:scatter">
            <chart:domain table:cell-range-address="USA.C28:USA.C45"/>
            <chart:data-point chart:repeated="58"/>
          </chart:series>
          <chart:series chart:style-name="ch11" chart:values-cell-range-address="USA.I46:USA.I85" chart:class="chart:scatter">
            <chart:domain table:cell-range-address="USA.C46:USA.C85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/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